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sFamily.OsFamily( final String name , final OsFamily [ ] famil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sFamily.OsFamily( final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sFamil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Family.getFamil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